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lexander Kohu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7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text:line-break/>Rev. Dr. Morais/</text:p>
      <text:p text:style-name="P2">546 North 5th St./</text:p>
      <text:p text:style-name="P2">Philadelphia Penn./</text:p>
      <text:p text:style-name="P2"/>
      <text:p text:style-name="P2">[Page 2]</text:p>
      <text:p text:style-name="P3">N. Y March 27"91./</text:p>
      <text:p text:style-name="P2">Dr. S. Morais/</text:p>
      <text:p text:style-name="P2"><text:tab/>Dear Colleague/</text:p>
      <text:p text:style-name="P2"><text:tab/><text:tab/>Your postal/ came to hand and I/ hasten to send you a/ copy of the Aruch, as/ you requested./</text:p>
      <text:p text:style-name="P2">Accept my heartiest/ congratulations for your/ fourtieth[sic!] anniversary/ with your congregation/ and best wishes for a/ bright and happy future./ <text:s/>With kindest regards from/ yours fraternally/ Alexander Kohut/ Rev H. 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3:56:49.54</meta:creation-date>
    <dc:date>2011-11-22T14:02:11.89</dc:date>
    <dc:creator>Penn Libraries</dc:creator>
    <meta:editing-duration>PT00H05M2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38" meta:character-count="1697"/>
  </office:meta>
</office:document-meta>
</file>